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3333ff"/>
    </style:style>
    <style:style style:name="T1" style:family="text">
      <style:text-properties style:use-window-font-color="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6</text:p>
      <text:p text:style-name="Subtitle">Footprinting</text:p>
      <text:p text:style-name="Text_20_body"/>
      <text:list xml:id="list7426035619845307566" text:style-name="L1">
        <text:list-item>
          <text:p text:style-name="P1">Dada una organización que usted determine utilice el DNS para obtener la siguiente información (para cada ítem se provee el uso del comando usando como organización la Universidad Nacional de la Patagonia).</text:p>
          <text:list>
            <text:list-item>
              <text:p text:style-name="P1">Servidores de DNS de la organización</text:p>
              <text:p text:style-name="P1"># host -t ns unp.edu.ar</text:p>
              <text:p text:style-name="P2">unp.edu.ar name server chenque.unp.edu.ar.</text:p>
              <text:p text:style-name="P2">unp.edu.ar name server unpata.unp.edu.ar.</text:p>
            </text:list-item>
            <text:list-item>
              <text:p text:style-name="P1">Servidores de DNS del dominio superior</text:p>
              <text:p text:style-name="P1"># host -t ns edu.ar</text:p>
              <text:p text:style-name="P2">edu.ar name server ns2.switch.ch.</text:p>
              <text:p text:style-name="P2">edu.ar name server unlp.unlp.edu.ar.</text:p>
              <text:p text:style-name="P2">edu.ar name server a.riu.edu.ar.</text:p>
              <text:p text:style-name="P2">edu.ar name server noc.uncu.edu.ar.</text:p>
              <text:p text:style-name="P2">edu.ar name server ns1.uba.ar.</text:p>
              <text:p text:style-name="P2">edu.ar name server b.riu.edu.ar.</text:p>
              <text:p text:style-name="P1"># host -t ns ar</text:p>
              <text:p text:style-name="P2">ar name server b.dns.ar.</text:p>
              <text:p text:style-name="P2">ar name server c.dns.ar.</text:p>
              <text:p text:style-name="P2">ar name server e.dns.ar.</text:p>
              <text:p text:style-name="P2">ar name server ar.cctld.authdns.ripe.net.</text:p>
              <text:p text:style-name="P2">ar name server a.dns.ar.</text:p>
              <text:p text:style-name="P2">ar name server ns2.switch.ch.</text:p>
              <text:p text:style-name="P1"><text:soft-page-break/># host -t ns .</text:p>
              <text:p text:style-name="P2">. name server a.root-servers.net.</text:p>
              <text:p text:style-name="P2">. name server b.root-servers.net.</text:p>
              <text:p text:style-name="P2">. name server c.root-servers.net.</text:p>
              <text:p text:style-name="P2">. name server d.root-servers.net.</text:p>
              <text:p text:style-name="P2">. name server e.root-servers.net.</text:p>
              <text:p text:style-name="P2">. name server f.root-servers.net.</text:p>
              <text:p text:style-name="P2">. name server g.root-servers.net.</text:p>
              <text:p text:style-name="P2">. name server h.root-servers.net.</text:p>
              <text:p text:style-name="P2">. name server i.root-servers.net.</text:p>
              <text:p text:style-name="P2">. name server j.root-servers.net.</text:p>
              <text:p text:style-name="P2">. name server k.root-servers.net.</text:p>
              <text:p text:style-name="P2">. name server l.root-servers.net.</text:p>
              <text:p text:style-name="P2">. name server m.root-servers.net.</text:p>
            </text:list-item>
            <text:list-item>
              <text:p text:style-name="P1">Servidores de mail de la organización</text:p>
              <text:p text:style-name="P1"># host -t mx unp.edu.ar</text:p>
              <text:p text:style-name="P2">unp.edu.ar mail is handled by 10 pmg.unp.edu.ar.</text:p>
            </text:list-item>
            <text:list-item>
              <text:p text:style-name="P1">Servidor de DNS primario</text:p>
              <text:p text:style-name="P1"># host -t soa unp.edu.ar</text:p>
              <text:p text:style-name="P2">unp.edu.ar has SOA record chenque.unp.edu.ar. hostmaster.unp.edu.ar. 2018061102 3600 7200 604800 86400<text:span text:style-name="T1">. Con SOA como <text:s/>Start of Authority.</text:span></text:p>
            </text:list-item>
          </text:list>
        </text:list-item>
      </text:list>
      <text:p text:style-name="Standard"/>
      <text:list xml:id="list36293009" text:continue-numbering="true" text:style-name="L1">
        <text:list-item>
          <text:p text:style-name="P1">Visite el sitio http://searchdns.netcraft.com para descubrir servidores web dentro de algún dominio. Luego, cliqueando sobre el ícono “Site Report” de alguno de los servidores, podrá ver información adicional del mismo. Pruébelo al menos contra los sitios microsoft.com y kernel.org. Observar en qué bloque de direcciones están alojados los sitios.</text:p>
          <text:list>
            <text:list-item>
              <text:p text:style-name="P1"><text:a xlink:type="simple" xlink:href="https://www.microsoft.com/en-au/" text:style-name="Internet_20_link" text:visited-style-name="Visited_20_Internet_20_Link">https://www.microsoft.com/en-au/</text:a>: alojado en 13.84.40.227, dirección clase A, hasta 16777214 host en 128 redes.</text:p>
            </text:list-item>
            <text:list-item>
              <text:p text:style-name="P1"><text:soft-page-break/><text:a xlink:type="simple" xlink:href="https://www.kernel.org/" text:style-name="Internet_20_link" text:visited-style-name="Visited_20_Internet_20_Link">https://www.kernel.org/</text:a>: alojado en 198.145.29.83, dirección clase C, hasta 254 host en 2097152 redes.</text:p>
            </text:list-item>
            <text:list-item>
              <text:p text:style-name="P1"><text:a xlink:type="simple" xlink:href="http://searchdns.netcraft.com/" text:style-name="Internet_20_link" text:visited-style-name="Visited_20_Internet_20_Link">http://searchdns.netcraft.com</text:a>: alojado en 139.59.199.59, dirección clase B, hasta 65534 host en 16384 redes.</text:p>
            </text:list-item>
          </text:list>
        </text:list-item>
      </text:list>
      <text:p text:style-name="Standard"/>
      <text:list xml:id="list36290585" text:continue-numbering="true" text:style-name="L1">
        <text:list-item>
          <text:p text:style-name="P1">Visite el sitio http://web.archive.org y úselo para encontrar el sitio más antiguo de la organización que usted determine. ¿De qué fecha es la versión cacheada del sitio?</text:p>
        </text:list-item>
      </text:list>
      <text:p text:style-name="Standard"/>
      <text:p text:style-name="Standard">El sitio elegido fue <text:a xlink:type="simple" xlink:href="https://www.mercadolibre.com.ar/" text:style-name="Internet_20_link" text:visited-style-name="Visited_20_Internet_20_Link">https://www.mercadolibre.com.ar/</text:a>. La versión mas antigua fue 28/11/1999.</text:p>
      <text:p text:style-name="Standard"><text:a xlink:type="simple" xlink:href="https://web.archive.org/web/19991127075235/http://www.mercadolibre.com:80/osauction.shtml" text:style-name="Internet_20_link" text:visited-style-name="Visited_20_Internet_20_Link">https://web.archive.org/web/19991127075235/http://www.mercadolibre.com:80/osauction.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7M31S</meta:editing-duration>
    <meta:editing-cycles>16</meta:editing-cycles>
    <meta:generator>OpenOffice/4.1.3$Win32 OpenOffice.org_project/413m1$Build-9783</meta:generator>
    <dc:date>2018-06-11T16:08:27.16</dc:date>
    <dc:creator>hugo donato</dc:creator>
    <meta:document-statistic meta:table-count="0" meta:image-count="0" meta:object-count="0" meta:page-count="3" meta:paragraph-count="50" meta:word-count="388" meta:character-count="2686"/>
    <meta:user-defined meta:name="Info 1"/>
    <meta:user-defined meta:name="Info 2"/>
    <meta:user-defined meta:name="Info 3"/>
    <meta:user-defined meta:name="Info 4"/>
  </office:meta>
</office:document-meta>
</file>